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ithDelegateTest.calling_missing_method_should_throw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DelegateTest.calling_method_with_wrong_reference_return_should_throw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keList.get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DelegateTest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DelegateTest.exception_should_be_propagated_from_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ubbingWithDelegateTest.delegate_should_not_be_called_when_stubbe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DelegateTest.when_stubbed_the_delegate_should_not_be_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WithDelegateTest.method_with_subtype_return_can_be_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ingWithDelegateTest.calling_method_with_wrong_primitive_return_should_throw_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WithDelegateTest.instance_of_different_class_can_be_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ke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keListWithWrongMethods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ke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keList.set( int i ,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DelegateTest.when_not_stubbed_delegate_should_be_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ingWithDelegateTest.simp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DelegateTest.should_call_anonymous_class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keListWithWrongMethod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WithDelegateTest.null_wrapper_dont_throw_exception_from_org_mockito_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